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6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7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8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8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8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9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9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0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0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0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0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1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2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7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8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39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0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1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2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3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4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5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6" style:family="text">
      <style:text-properties fo:font-size="9.00pt" fo:font-weight="normal" fo:font-family="'Lucida Console'" style:font-family-asian="'Lucida Console'" style:font-family-complex="'Lucida Console'" fo:background-color="transparent" style:use-window-font-color="true"/>
    </style:style>
    <style:style style:name="T14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5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/>
    </style:style>
    <style:style style:name="P7" style:family="paragraph">
      <style:paragraph-properties fo:line-height="115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15.00%" fo:text-align="left" fo:margin-left="36.00pt" fo:text-indent="-18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15.00%" fo:text-align="left"/>
    </style:style>
    <style:style style:name="P18" style:family="paragraph">
      <style:paragraph-properties fo:line-height="115.00%" fo:text-align="left" fo:margin-left="36.00pt" fo:text-indent="0.00pt"/>
    </style:style>
    <style:style style:name="P19" style:family="paragraph">
      <style:paragraph-properties fo:line-height="115.00%" fo:text-align="lef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15.00%" fo:text-align="left"/>
    </style:style>
    <style:style style:name="P21" style:family="paragraph">
      <style:paragraph-properties fo:line-height="115.00%" fo:text-align="lef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15.00%" fo:text-align="left"/>
    </style:style>
    <style:style style:name="P23" style:family="paragraph">
      <style:paragraph-properties fo:line-height="115.00%" fo:text-align="lef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15.00%" fo:text-align="left"/>
    </style:style>
    <style:style style:name="P25" style:family="paragraph">
      <style:paragraph-properties fo:line-height="115.00%" fo:text-align="lef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15.00%" fo:text-align="lef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15.00%" fo:text-align="lef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15.00%" fo:text-align="left"/>
    </style:style>
    <style:style style:name="P30" style:family="paragraph">
      <style:paragraph-properties fo:line-height="115.00%" fo:text-align="left"/>
    </style:style>
    <text:list-style style:name="L3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1" style:family="paragraph">
      <style:paragraph-properties fo:line-height="115.00%" fo:text-align="left"/>
    </style:style>
    <style:style style:name="P32" style:family="paragraph">
      <style:paragraph-properties fo:line-height="115.00%" fo:text-align="left"/>
    </style:style>
    <text:list-style style:name="L3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3" style:family="paragraph">
      <style:paragraph-properties fo:line-height="115.00%" fo:text-align="left"/>
    </style:style>
    <style:style style:name="P34" style:family="paragraph">
      <style:paragraph-properties fo:line-height="115.00%" fo:text-align="left"/>
    </style:style>
    <style:style style:name="P35" style:family="paragraph">
      <style:paragraph-properties fo:line-height="115.00%" fo:text-align="left" fo:margin-left="36.00pt" fo:text-indent="0.00pt"/>
    </style:style>
    <style:style style:name="P36" style:family="paragraph">
      <style:paragraph-properties fo:line-height="115.00%" fo:text-align="left"/>
    </style:style>
    <text:list-style style:name="L3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7" style:family="paragraph">
      <style:paragraph-properties fo:line-height="115.00%" fo:text-align="left"/>
    </style:style>
    <style:style style:name="P38" style:family="paragraph">
      <style:paragraph-properties fo:line-height="115.00%" fo:text-align="left"/>
    </style:style>
    <style:style style:name="P39" style:family="paragraph">
      <style:paragraph-properties fo:line-height="115.00%" fo:text-align="left" fo:margin-left="36.00pt" fo:text-indent="0.00pt"/>
    </style:style>
    <style:style style:name="P40" style:family="paragraph">
      <style:paragraph-properties fo:line-height="115.00%" fo:text-align="left"/>
    </style:style>
    <text:list-style style:name="L4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1" style:family="paragraph">
      <style:paragraph-properties fo:line-height="115.00%" fo:text-align="left"/>
    </style:style>
    <style:style style:name="P42" style:family="paragraph">
      <style:paragraph-properties fo:line-height="115.00%" fo:text-align="left"/>
    </style:style>
    <text:list-style style:name="L4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3" style:family="paragraph">
      <style:paragraph-properties fo:line-height="115.00%" fo:text-align="left"/>
    </style:style>
    <style:style style:name="P44" style:family="paragraph">
      <style:paragraph-properties fo:line-height="115.00%" fo:text-align="left"/>
    </style:style>
  </office:automatic-styles>
  <office:body>
    <office:text>
      <text:p text:style-name="P1"><text:span text:style-name="T1">CLI Exercises:</text:span></text:p>
      <text:p text:style-name="P1"><text:span text:style-name="T1"/></text:p>
      <text:p text:style-name="P1"><text:span text:style-name="T2">Command Line: </text:span></text:p>
      <text:list text:style-name="L2">
        <text:list-item>
          <text:p text:style-name="P2"><text:span text:style-name="T3">List how many files (hidden files included) are there in your home directory</text:span><text:span text:style-name="T4"/></text:p>
        </text:list-item>
      </text:list>
      <text:p text:style-name="P3"><text:span text:style-name="T5"><text:tab/>Answer : ls -al | grep ^-</text:span><text:span text:style-name="T6"/></text:p>
      <text:list text:style-name="L4">
        <text:list-item>
          <text:p text:style-name="P4"><text:span text:style-name="T7">List how many directories (hidden dirs included) are there in your home directory</text:span><text:span text:style-name="T8"/></text:p>
        </text:list-item>
      </text:list>
      <text:p text:style-name="P5"><text:span text:style-name="T9"><text:tab/>Answer :<text:s/></text:span><text:span text:style-name="T10">ls -al | grep ^d</text:span><text:span text:style-name="T11"/></text:p>
      <text:list text:style-name="L6">
        <text:list-item>
          <text:p text:style-name="P6"><text:span text:style-name="T12">List all files/directories starting with letter “D” in your home directory</text:span><text:span text:style-name="T13"/></text:p>
        </text:list-item>
      </text:list>
      <text:p text:style-name="P7"><text:span text:style-name="T14"><text:tab/>Answer : ls | grep ^d</text:span><text:span text:style-name="T15"/></text:p>
      <text:list text:style-name="L8">
        <text:list-item>
          <text:p text:style-name="P8"><text:span text:style-name="T16">Change permissions to a text file by giving read-write access to owners and groups only.</text:span><text:span text:style-name="T17"/></text:p>
        </text:list-item>
      </text:list>
      <text:p text:style-name="P9"><text:span text:style-name="T18"><text:tab/>Answer : chmod 660 filename</text:span><text:span text:style-name="T19"/></text:p>
      <text:list text:style-name="L10">
        <text:list-item>
          <text:p text:style-name="P10"><text:span text:style-name="T20">Find out which processes are taking up maximum CPU</text:span><text:span text:style-name="T21"/></text:p>
        </text:list-item>
      </text:list>
      <text:p text:style-name="P11"><text:span text:style-name="T22"><text:tab/>Answer: command like top,sar and ps can be used.But top and sar commands <text:tab/>are not working in the windows (AWS). PS command gives the output but %CPU <text:tab/>usage is not included.</text:span><text:span text:style-name="T23"/></text:p>
      <text:list text:style-name="L12">
        <text:list-item>
          <text:p text:style-name="P12"><text:span text:style-name="T24">Find out which processes are taking up more memory</text:span><text:span text:style-name="T25"/></text:p>
        </text:list-item>
      </text:list>
      <text:p text:style-name="P13"><text:span text:style-name="T26"><text:tab/>Answer:</text:span><text:span text:style-name="T27">command like top,sar and ps can be used.But top and sar commands <text:tab/>are not working in the windows (AWS). PS command gives the output but %CPU <text:tab/>usage is not included.</text:span><text:span text:style-name="T28"/></text:p>
      <text:list text:style-name="L14">
        <text:list-item>
          <text:p text:style-name="P14"><text:span text:style-name="T29">Copy a text file from home directory to “tmp” directory</text:span><text:span text:style-name="T30"/></text:p>
        </text:list-item>
      </text:list>
      <text:p text:style-name="P15"><text:span text:style-name="T31"><text:s text:c="13"/>Answer: cp -avr location_of_file/filename.txt destination_folader_location</text:span><text:span text:style-name="T32"/></text:p>
      <text:p text:style-name="P16"><text:span text:style-name="T32"><text:s text:c="9"/>ex:<text:s/></text:span><text:span text:style-name="T33">$ cp -avr home/simple.txt tmp/</text:span></text:p>
      <text:p text:style-name="P16"><text:span text:style-name="T34"><text:s text:c="9"/></text:span><text:span text:style-name="T35">'home/simple.txt' -&gt; 'tmp/simple.txt'</text:span><text:span text:style-name="T36"/></text:p>
      <text:list text:style-name="L17">
        <text:list-item>
          <text:p text:style-name="P17"><text:span text:style-name="T37">Given a text file,<text:s/></text:span><text:span text:style-name="T38">employee.txt</text:span><text:span text:style-name="T39">, find out the following</text:span><text:span text:style-name="T40"/></text:p>
        </text:list-item>
        <text:list-item>
          <text:p text:style-name="P18"><text:span text:style-name="T41">List all employee ids, names and role whose name starts with “J”</text:span><text:span text:style-name="T42"/></text:p>
        </text:list-item>
        <text:list-item>
          <text:p text:style-name="P18"><text:span text:style-name="T43">List all fields, sorted by name in ascending order whose department is “Technology” and write them into<text:s/></text:span><text:span text:style-name="T44">emp.txt</text:span><text:span text:style-name="T45"/></text:p>
        </text:list-item>
        <text:list-item>
          <text:p text:style-name="P18"><text:span text:style-name="T46">List name and salaries of employees who work in “Technology” department as a “Sysadmin” and overwrite<text:s/></text:span><text:span text:style-name="T47">emp.txt</text:span><text:span text:style-name="T48"/></text:p>
        </text:list-item>
        <text:list-item>
          <text:p text:style-name="P18"><text:span text:style-name="T49">Calculate the average salary of all employees</text:span><text:span text:style-name="T50"/></text:p>
        </text:list-item>
        <text:list-item>
          <text:p text:style-name="P18"><text:span text:style-name="T51">List the distinct departments in the organisation.</text:span><text:span text:style-name="T52"/></text:p>
        </text:list-item>
        <text:list-item>
          <text:p text:style-name="P18"><text:span text:style-name="T53">Count the number of employees who are developers</text:span><text:span text:style-name="T54"/></text:p>
        </text:list-item>
        <text:list-item>
          <text:p text:style-name="P18"><text:span text:style-name="T55">Print the distinct salaries of employees without $ sign</text:span><text:span text:style-name="T56"/></text:p>
        </text:list-item>
      </text:list>
      <text:p text:style-name="P19"><text:span text:style-name="T57"/></text:p>
      <text:p text:style-name="P19"><text:span text:style-name="T57"/></text:p>
      <text:p text:style-name="P19"><text:span text:style-name="T58">OS:</text:span></text:p>
      <text:list text:style-name="L20">
        <text:list-item>
          <text:p text:style-name="P20"><text:span text:style-name="T59">Find out how to determine the OS architecture? (Is it 32 bit or 64 bit)</text:span><text:span text:style-name="T60"/></text:p>
        </text:list-item>
      </text:list>
      <text:p text:style-name="P21"><text:span text:style-name="T61"><text:tab/>Answer:</text:span><text:span text:style-name="T62">wmic computersystem get systemtype</text:span></text:p>
      <text:p text:style-name="P21"><text:span text:style-name="T63"/></text:p>
      <text:list text:style-name="L22">
        <text:list-item>
          <text:p text:style-name="P22"><text:span text:style-name="T64">How to shutdown the OS from the command line.</text:span><text:span text:style-name="T65"/></text:p>
        </text:list-item>
      </text:list>
      <text:p text:style-name="P23"><text:span text:style-name="T66"><text:tab/>Answer :shutdown /s</text:span><text:span text:style-name="T67"/></text:p>
      <text:list text:style-name="L24">
        <text:list-item>
          <text:p text:style-name="P24"><text:span text:style-name="T68">Find out what shell you are using.<text:s/></text:span><text:span text:style-name="T69"/></text:p>
        </text:list-item>
      </text:list>
      <text:p text:style-name="P25"><text:span text:style-name="T70"><text:tab/>Answer:</text:span><text:span text:style-name="T71"><text:s/>echo "$SHELL"</text:span><text:span text:style-name="T72"/></text:p>
      <text:list text:style-name="L26">
        <text:list-item>
          <text:p text:style-name="P26"><text:span text:style-name="T73">Find out which processes are taking more memory from the command line ?</text:span><text:span text:style-name="T74"/></text:p>
        </text:list-item>
      </text:list>
      <text:p text:style-name="P27"><text:span text:style-name="T75"><text:tab/> Answer:<text:s/></text:span><text:span text:style-name="T76">:command like top,sar and ps can be used.But top and sar commands <text:tab/>are not working in the windows (AWS). PS command gives the output but<text:s text:c="2"/><text:tab/>doesnot show the mermory used.</text:span><text:span text:style-name="T77"/></text:p>
      <text:p text:style-name="P28"><text:span text:style-name="T77"/></text:p>
      <text:list text:style-name="L29">
        <text:list-item>
          <text:p text:style-name="P29"><text:span text:style-name="T78">How do you terminate one process from the command line ?</text:span><text:span text:style-name="T79"/></text:p>
        </text:list-item>
      </text:list>
      <text:p text:style-name="P30"><text:span text:style-name="T79"><text:tab/>Answer:kill SIGNAL PID</text:span></text:p>
      <text:list text:style-name="L31">
        <text:list-item>
          <text:p text:style-name="P31"><text:span text:style-name="T80">What is a symlink ? And how do you create one ?</text:span><text:span text:style-name="T81"/></text:p>
        </text:list-item>
      </text:list>
      <text:p text:style-name="P32"><text:span text:style-name="T82"><text:tab/>Answer: A symlink or a Symbolic Link is simply enough a shortcut to another file. <text:tab/>It is a file that points to another file.</text:span></text:p>
      <text:p text:style-name="P32"><text:span text:style-name="T82"><text:s/><text:tab/>Command: ln -s target_path link_path</text:span></text:p>
      <text:p text:style-name="P32"><text:span text:style-name="T82"><text:s text:c="3"/><text:tab/>ex:</text:span><text:span text:style-name="T83"><text:s/>ln -s "D:\Users\priyankadayama18\Desktop\home" "D:\Users</text:span><text:span text:style-name="T84"><text:tab/></text:span><text:span text:style-name="T85">\priyankadayama18\Desktop\tmp"</text:span></text:p>
      <text:p text:style-name="P32"><text:span text:style-name="T86"/></text:p>
      <text:p text:style-name="P32"><text:span text:style-name="T87"/></text:p>
      <text:p text:style-name="P32"><text:span text:style-name="T88"/></text:p>
      <text:p text:style-name="P32"><text:span text:style-name="T88">Networking:</text:span></text:p>
      <text:p text:style-name="P32"><text:span text:style-name="T89">Learn the following commands(in linux) and their respectives uses</text:span></text:p>
      <text:list text:style-name="L33">
        <text:list-item>
          <text:p text:style-name="P33"><text:span text:style-name="T89">ping.</text:span><text:span text:style-name="T90"/></text:p>
        </text:list-item>
      </text:list>
      <text:p text:style-name="P34"><text:span text:style-name="T91"><text:tab/>Answer:Ping is a command-line utility, available on virtually any operating system with network connectivity, that acts as a test to see if a networked device is reachable.</text:span></text:p>
      <text:p text:style-name="P34"><text:span text:style-name="T91"/></text:p>
      <text:p text:style-name="P34"><text:span text:style-name="T91">The ping command sends a request over the network to a specific device. A successful ping results in a response from the computer that was pinged back to the originating computer.</text:span></text:p>
      <text:p text:style-name="P35"><text:span text:style-name="T91">Command :</text:span><text:span text:style-name="T92">ping google.com</text:span></text:p>
      <text:p text:style-name="P35"><text:span text:style-name="T93"><text:s text:c="19"/>(or)</text:span></text:p>
      <text:p text:style-name="P35"><text:span text:style-name="T93"><text:tab/><text:tab/>ping ip_address</text:span></text:p>
      <text:p text:style-name="P35"><text:span text:style-name="T94">Pinging google.com [74.125.130.138] with 32 bytes of data:</text:span></text:p>
      <text:p text:style-name="P35"><text:span text:style-name="T94">Reply from 74.125.130.138: bytes=32 time=1ms TTL=101</text:span></text:p>
      <text:p text:style-name="P35"><text:span text:style-name="T94">Reply from 74.125.130.138: bytes=32 time=1ms TTL=101</text:span></text:p>
      <text:p text:style-name="P35"><text:span text:style-name="T94">Reply from 74.125.130.138: bytes=32 time=1ms TTL=101</text:span></text:p>
      <text:p text:style-name="P35"><text:span text:style-name="T94">Reply from 74.125.130.138: bytes=32 time=1ms TTL=101</text:span></text:p>
      <text:p text:style-name="P35"><text:span text:style-name="T94"/></text:p>
      <text:p text:style-name="P35"><text:span text:style-name="T94">Ping statistics for 74.125.130.138:</text:span></text:p>
      <text:p text:style-name="P35"><text:span text:style-name="T94"><text:s text:c="4"/>Packets: Sent = 4, Received = 4, Lost = 0 (0% loss),</text:span></text:p>
      <text:p text:style-name="P35"><text:span text:style-name="T94">Approximate round trip times in milli-seconds:</text:span></text:p>
      <text:p text:style-name="P35"><text:span text:style-name="T94"><text:s text:c="4"/>Minimum = 1ms, Maximum = 1ms, Average = 1ms</text:span></text:p>
      <text:p text:style-name="P36"><text:span text:style-name="T95"/></text:p>
      <text:list text:style-name="L37">
        <text:list-item>
          <text:p text:style-name="P37"><text:span text:style-name="T96">nslookup.</text:span><text:span text:style-name="T97"/></text:p>
        </text:list-item>
      </text:list>
      <text:p text:style-name="P38"><text:span text:style-name="T98"><text:tab/>Answer:Nslookup (stands for “Name Server Lookup”) is a useful command for <text:tab/>getting information from DNS server. It is a network administration tool for <text:tab/>querying the Domain Name System (DNS) to obtain domain name or IP address <text:tab/>mapping or any other specific DNS record. It is also used to troubleshoot DNS <text:tab/>related problems. </text:span></text:p>
      <text:p text:style-name="P38"><text:span text:style-name="T98"><text:tab/>Command :</text:span><text:span text:style-name="T99"><text:s/>nslookup google.com</text:span></text:p>
      <text:p text:style-name="P39"><text:span text:style-name="T99">Non-authoritative answer:</text:span></text:p>
      <text:p text:style-name="P39"><text:span text:style-name="T99">Server:<text:s text:c="2"/>AWS-4FB2B56FF0.workspaces.thoughtworks.com</text:span></text:p>
      <text:p text:style-name="P39"><text:span text:style-name="T99">Address:<text:s text:c="2"/>172.31.46.24</text:span></text:p>
      <text:p text:style-name="P39"><text:span text:style-name="T99"/></text:p>
      <text:p text:style-name="P39"><text:span text:style-name="T99">Name:<text:s text:c="4"/>google.com</text:span></text:p>
      <text:p text:style-name="P39"><text:span text:style-name="T99">Addresses:<text:s text:c="2"/>2404:6800:4003:c01::8a</text:span></text:p>
      <text:p text:style-name="P39"><text:span text:style-name="T99"><text:s text:c="10"/>2404:6800:4003:c01::65</text:span></text:p>
      <text:p text:style-name="P39"><text:span text:style-name="T99"><text:s text:c="10"/>2404:6800:4003:c01::66</text:span></text:p>
      <text:p text:style-name="P39"><text:span text:style-name="T99"><text:s text:c="10"/>2404:6800:4003:c01::71</text:span></text:p>
      <text:p text:style-name="P39"><text:span text:style-name="T99"><text:s text:c="10"/>172.217.194.100</text:span></text:p>
      <text:p text:style-name="P39"><text:span text:style-name="T99"><text:s text:c="10"/>172.217.194.101</text:span></text:p>
      <text:p text:style-name="P39"><text:span text:style-name="T99"><text:s text:c="10"/>172.217.194.102</text:span></text:p>
      <text:p text:style-name="P39"><text:span text:style-name="T99"><text:s text:c="10"/>172.217.194.113</text:span></text:p>
      <text:p text:style-name="P39"><text:span text:style-name="T99"><text:s text:c="10"/>172.217.194.138</text:span></text:p>
      <text:p text:style-name="P39"><text:span text:style-name="T99"><text:s text:c="10"/>172.217.194.139</text:span></text:p>
      <text:p text:style-name="P40"><text:span text:style-name="T99"/></text:p>
      <text:p text:style-name="P40"><text:span text:style-name="T100"/></text:p>
      <text:p text:style-name="P40"><text:span text:style-name="T101"/></text:p>
      <text:list text:style-name="L41">
        <text:list-item>
          <text:p text:style-name="P41"><text:span text:style-name="T102">command to find ip address and mac id of the interface</text:span><text:span text:style-name="T103"/></text:p>
        </text:list-item>
      </text:list>
      <text:p text:style-name="P42"><text:span text:style-name="T104"><text:tab/>Answer:<text:s/></text:span><text:span text:style-name="T105">arp -a</text:span></text:p>
      <text:p text:style-name="P42"><text:span text:style-name="T106"><text:tab/></text:span><text:span text:style-name="T107"><text:tab/></text:span><text:span text:style-name="T108"/></text:p>
      <text:p text:style-name="P42"><text:span text:style-name="T109"><text:s/><text:tab/></text:span><text:span text:style-name="T110">Interface: 198.19.145.130 --- 0x3</text:span></text:p>
      <text:p text:style-name="P42"><text:span text:style-name="T110"><text:s text:c="2"/></text:span><text:span text:style-name="T111"><text:tab/></text:span><text:span text:style-name="T112">Internet Address<text:s text:c="6"/>Physical Address<text:s text:c="6"/>Type</text:span></text:p>
      <text:p text:style-name="P42"><text:span text:style-name="T112"><text:s text:c="2"/></text:span><text:span text:style-name="T113"><text:tab/></text:span><text:span text:style-name="T114">198.19.128.1<text:s text:c="10"/>02-b5-8d-95-45-52<text:s text:c="5"/>dynamic</text:span></text:p>
      <text:p text:style-name="P42"><text:span text:style-name="T114"><text:s text:c="2"/></text:span><text:span text:style-name="T115"><text:tab/></text:span><text:span text:style-name="T116">198.19.145.192<text:s text:c="8"/>02-af-ee-40-02-d4<text:s text:c="5"/>dynamic</text:span></text:p>
      <text:p text:style-name="P42"><text:span text:style-name="T116"><text:s text:c="2"/></text:span><text:span text:style-name="T117"><text:tab/></text:span><text:span text:style-name="T118">198.19.186.232<text:s text:c="8"/>02-87-ce-66-51-ea<text:s text:c="5"/>dynamic</text:span></text:p>
      <text:p text:style-name="P42"><text:span text:style-name="T118"><text:s text:c="2"/></text:span><text:span text:style-name="T119"><text:tab/></text:span><text:span text:style-name="T120">198.19.189.107<text:s text:c="8"/>02-42-ff-cf-50-16<text:s text:c="5"/>dynamic</text:span></text:p>
      <text:p text:style-name="P42"><text:span text:style-name="T120"><text:s text:c="2"/></text:span><text:span text:style-name="T121"><text:tab/></text:span><text:span text:style-name="T122">198.19.191.255<text:s text:c="8"/>ff-ff-ff-ff-ff-ff<text:s text:c="5"/>static</text:span></text:p>
      <text:p text:style-name="P42"><text:span text:style-name="T122"><text:s text:c="2"/></text:span><text:span text:style-name="T123"><text:tab/></text:span><text:span text:style-name="T124">224.0.0.22<text:s text:c="12"/>01-00-5e-00-00-16<text:s text:c="5"/>static</text:span></text:p>
      <text:p text:style-name="P42"><text:span text:style-name="T124"><text:s text:c="2"/></text:span><text:span text:style-name="T125"><text:tab/></text:span><text:span text:style-name="T126">224.0.0.252<text:s text:c="11"/>01-00-5e-00-00-fc<text:s text:c="5"/>static</text:span></text:p>
      <text:p text:style-name="P42"><text:span text:style-name="T126"><text:s text:c="2"/></text:span><text:span text:style-name="T127"><text:tab/></text:span><text:span text:style-name="T128">239.255.255.250<text:s text:c="7"/>01-00-5e-7f-ff-fa<text:s text:c="5"/>static</text:span></text:p>
      <text:p text:style-name="P42"><text:span text:style-name="T128"><text:s text:c="2"/></text:span><text:span text:style-name="T129"><text:tab/></text:span><text:span text:style-name="T130">255.255.255.255<text:s text:c="7"/>ff-ff-ff-ff-ff-ff<text:s text:c="5"/>static</text:span></text:p>
      <text:p text:style-name="P42"><text:span text:style-name="T130"/></text:p>
      <text:p text:style-name="P42"><text:span text:style-name="T131"><text:tab/></text:span><text:span text:style-name="T132">Interface: 172.31.23.109 --- 0x9</text:span></text:p>
      <text:p text:style-name="P42"><text:span text:style-name="T132"><text:s text:c="2"/></text:span><text:span text:style-name="T133"><text:tab/></text:span><text:span text:style-name="T134">Internet Address<text:s text:c="6"/>Physical Address<text:s text:c="6"/>Type</text:span></text:p>
      <text:p text:style-name="P42"><text:span text:style-name="T134"><text:s text:c="2"/></text:span><text:span text:style-name="T135"><text:tab/></text:span><text:span text:style-name="T136">172.31.16.1<text:s text:c="11"/>02-20-55-54-8e-70<text:s text:c="5"/>dynamic</text:span></text:p>
      <text:p text:style-name="P42"><text:span text:style-name="T136"><text:s text:c="2"/></text:span><text:span text:style-name="T137"><text:tab/></text:span><text:span text:style-name="T138">172.31.21.112<text:s text:c="9"/>02-6b-83-db-88-10<text:s text:c="5"/>dynamic</text:span></text:p>
      <text:p text:style-name="P42"><text:span text:style-name="T138"><text:s text:c="2"/></text:span><text:span text:style-name="T139"><text:tab/></text:span><text:span text:style-name="T140">172.31.31.255<text:s text:c="9"/>ff-ff-ff-ff-ff-ff<text:s text:c="5"/>static</text:span></text:p>
      <text:p text:style-name="P42"><text:span text:style-name="T140"><text:s text:c="2"/></text:span><text:span text:style-name="T141"><text:tab/></text:span><text:span text:style-name="T142">224.0.0.22<text:s text:c="12"/>01-00-5e-00-00-16<text:s text:c="5"/>static</text:span></text:p>
      <text:p text:style-name="P42"><text:span text:style-name="T142"><text:s text:c="2"/></text:span><text:span text:style-name="T143"><text:tab/></text:span><text:span text:style-name="T144">224.0.0.252<text:s text:c="11"/>01-00-5e-00-00-fc<text:s text:c="5"/>static</text:span></text:p>
      <text:p text:style-name="P42"><text:span text:style-name="T144"><text:s text:c="2"/></text:span><text:span text:style-name="T145"><text:tab/></text:span><text:span text:style-name="T146">239.255.255.250<text:s text:c="7"/>01-00-5e-7f-ff-fa<text:s text:c="5"/>static</text:span></text:p>
      <text:p text:style-name="P42"><text:span text:style-name="T147"/></text:p>
      <text:list text:style-name="L43">
        <text:list-item>
          <text:p text:style-name="P43"><text:span text:style-name="T148">find the hostname of the machine.</text:span><text:span text:style-name="T149"/></text:p>
        </text:list-item>
      </text:list>
      <text:p text:style-name="P44"><text:span text:style-name="T150"><text:tab/>Answer: ipconfig</text:span><text:span text:style-name="T151"/></text:p>
      <text:p text:style-name="P44"><text:span text:style-name="T152"/></text:p>
      <text:p text:style-name="P44"><text:span text:style-name="T153"/></text:p>
      <text:p text:style-name="P44"><text:span text:style-name="T153"/></text:p>
      <text:p text:style-name="P44"><text:span text:style-name="T15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